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16" svg:font-family="F16" style:font-family-generic="swiss"/>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F16" fo:font-size="11pt" style:font-name-asian="F16" style:font-size-asian="11pt" style:font-name-complex="F16" style:font-size-complex="11pt"/>
    </style:style>
    <style:style style:name="P2" style:family="paragraph" style:parent-style-name="Standard" style:master-page-name="Standard">
      <style:paragraph-properties fo:text-align="start" style:justify-single-word="false" style:page-number="auto" style:text-autospace="none"/>
      <style:text-properties style:font-name="F16" fo:font-size="11pt" style:font-name-asian="F16" style:font-size-asian="11pt" style:font-name-complex="F16"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N</text:p>
      <text:p text:style-name="P1"/>
      <text:p text:style-name="P1">La temática que se investiga en este trabajo es la planicación continua mediante especificaciones en un lenguaje de definición de dominios de planificación denominado PDDL. El objetivo es implementar un traductor de un subconjunto de este lenguaje a fin de que el Framework de Planificación Continua, también presentado aquí, pueda aprovechar las características de PDDL. Este enfoque es relevante ya que plantea la posibilidad de combinar la expresividad de un lenguaje estándar, como PDDL, con un planificador continuo capaz de resolver problemas en ambientes</text:p>
      <text:p text:style-name="P1">reales. Es esperable alcanzar un mayor nivel de abstracción para tratar dominios más complejos y, además, realizar comparaciones empíricas de performance con otras soluciones para un mismo problema.</text:p>
      <text:p text:style-name="P1"/>
      <text:p text:style-name="P1">El lenguaje del Planificador Continuo, y uno de los lenguajes fundacionales de representación de problemas de planificación, es STRIPS. Este formalismo permite modelar acciones simples como listas de precondiciones y efectos. Además, cada lista es una conjunción de proposiciones. Por su parte, PDDL es un lenguaje sensiblemente más expresivo que STRIPS. Este lenguaje proveé características adicionales que definen varios niveles de expresividad permitiendo enriquecer la definición de dominios y problemas de planificación.</text:p>
      <text:p text:style-name="P1"/>
      <text:p text:style-name="P1">En base a lo expuesto, se plantea la necesidad de tratar con lenguajes más complejos con el objetivo de modelar acciones aplicables en ambientes reales. No obstante, esto resulta en un mayor costo computacional de los algoritmos al momento de resolver problemas de planificación y, por lo tanto, es importante encontrar un balance aceptable entre expresividad y complejidad.</text:p>
      <text:p text:style-name="P1"/>
      <text:p text:style-name="P1">Este trabajo presenta un traductor, desarrollado en Ciao Prolog, de un subconjunto PDDL que soporta algunas de sus características. El subconjunto conforma el lenguaje fuente del traductor y su salida consiste en una representación similar a STRIPS que permite adaptar este traductor a diferentes planificadores, entre ellos, al Planificador Continuo.</text:p>
      <text:p text:style-name="P1"/>
      <text:p text:style-name="P1">La investigación también presenta otros dos resultados teóricos. La redefinición de la arquitectura modular del Framework de Planificación Continua para soportar PDDL y una nueva variante del lenguaje STRIPS para modelar acciones con cuantificación universal en sus precondiciones. Sobre este último resultado, también introducimos un esquema de compilación que permite traducir las acciones, definidas en esta variante, a STRIPS estándar. Además, esta traducción conserva los resultados de planificación que se obtienen con ambas especificaciones. Este esquema, junto con otros esquemas de compilación enunciados, son usados para el desarrollo del traductor propuesto.</text:p>
      <text:p text:style-name="P1"/>
      <text:p text:style-name="P1">La experimentación sobre la implementación presentada se realiza sobre distintas instancias del dominio del Mundo de Bloques (un problema clásico de la literatura de Inteligencia Artificial). Cada instancia de este problema es modelada en PDDL empleando las distintas características del subconjunto conside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16" svg:font-family="F16" style:font-family-generic="swiss"/>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AR" style:letter-kerning="true" style:font-name-asian="Droid Sans Fallback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9:08:47</meta:creation-date>
    <meta:editing-duration>P15824DT17H31M44S</meta:editing-duration>
    <meta:document-statistic meta:table-count="0" meta:image-count="0" meta:object-count="0" meta:page-count="1" meta:paragraph-count="8" meta:word-count="426" meta:character-count="2997" meta:non-whitespace-character-count="2579"/>
    <meta:generator>LibreOffice/3.5$Linux_x86 LibreOffice_project/350m1$Build-2</meta:generator>
    <meta:user-defined meta:name="Info 1"/>
    <meta:user-defined meta:name="Info 2"/>
    <meta:user-defined meta:name="Info 3"/>
    <meta:user-defined meta:name="Info 4"/>
  </office:meta>
</office:document-meta>
</file>